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66" style:text-position="0% 100%" style:font-name="Times New Roman" fo:font-size="44pt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66" style:text-position="0% 100%"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DataSchema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Алексей Полянский</meta:initial-creator>
    <meta:creation-date>2006-01-05T10:00:03</meta:creation-date>
    <dc:creator>Валерий Гражданкин</dc:creator>
    <dc:date>2006-09-10T12:11:58</dc:date>
    <dc:language>ru-RU</dc:language>
    <meta:editing-cycles>66</meta:editing-cycles>
    <meta:editing-duration>PT1H23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11"/>
  </office:meta>
</office:document-meta>
</file>